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 style:data-style-name="N20100">
      <style:table-cell-properties style:vertical-align="" fo:background-color="#0099ff" fo:padding="0cm" fo:border-left="none" fo:border-right="none" fo:border-top="2.5pt solid #000080" fo:border-bottom="0.05pt solid #000080" style:writing-mode="page">
        <style:background-image/>
      </style:table-cell-properties>
    </style:style>
    <style:style style:name="Tabla1.A2" style:family="table-cell" style:data-style-name="N2010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P1" style:family="paragraph" style:parent-style-name="Standard">
      <style:text-properties style:font-name="Ubuntu" officeooo:rsid="000371a7" officeooo:paragraph-rsid="000371a7"/>
    </style:style>
    <style:style style:name="P2" style:family="paragraph" style:parent-style-name="Standard">
      <style:paragraph-properties fo:text-align="end" style:justify-single-word="false"/>
      <style:text-properties style:font-name="Ubuntu" officeooo:rsid="000371a7" officeooo:paragraph-rsid="000371a7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371a7" officeooo:paragraph-rsid="000371a7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officeooo:rsid="000371a7" officeooo:paragraph-rsid="000371a7"/>
    </style:style>
    <style:style style:name="P5" style:family="paragraph" style:parent-style-name="Standard">
      <style:paragraph-properties fo:text-align="start" style:justify-single-word="false"/>
      <style:text-properties style:font-name="Ubuntu" style:text-underline-style="solid" style:text-underline-width="auto" style:text-underline-color="font-color" officeooo:rsid="000371a7" officeooo:paragraph-rsid="000371a7"/>
    </style:style>
    <style:style style:name="P6" style:family="paragraph" style:parent-style-name="Standard" style:list-style-name="L3">
      <style:text-properties style:font-name="Ubuntu" style:text-underline-style="solid" style:text-underline-width="auto" style:text-underline-color="font-color" officeooo:rsid="00058beb" officeooo:paragraph-rsid="00058beb"/>
    </style:style>
    <style:style style:name="P7" style:family="paragraph" style:parent-style-name="Standard">
      <style:text-properties style:font-name="Ubuntu" style:text-underline-style="solid" style:text-underline-width="auto" style:text-underline-color="font-color" officeooo:rsid="00091b9b" officeooo:paragraph-rsid="00091b9b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bold" officeooo:rsid="000371a7" officeooo:paragraph-rsid="000371a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officeooo:rsid="00043210" officeooo:paragraph-rsid="00043210"/>
    </style:style>
    <style:style style:name="P10" style:family="paragraph" style:parent-style-name="Standard">
      <style:text-properties style:font-name="Ubuntu" officeooo:rsid="00043210" officeooo:paragraph-rsid="00043210"/>
    </style:style>
    <style:style style:name="P11" style:family="paragraph" style:parent-style-name="Standard">
      <style:text-properties style:font-name="Ubuntu" officeooo:rsid="00058beb" officeooo:paragraph-rsid="00058beb"/>
    </style:style>
    <style:style style:name="P12" style:family="paragraph" style:parent-style-name="Standard" style:list-style-name="L3">
      <style:text-properties style:font-name="Ubuntu" officeooo:rsid="00058beb" officeooo:paragraph-rsid="00058beb"/>
    </style:style>
    <style:style style:name="P13" style:family="paragraph" style:parent-style-name="Standard" style:list-style-name="L3">
      <style:text-properties style:font-name="Ubuntu" style:text-underline-style="none" officeooo:rsid="00058beb" officeooo:paragraph-rsid="00058beb"/>
    </style:style>
    <style:style style:name="P14" style:family="paragraph" style:parent-style-name="Standard">
      <style:text-properties style:font-name="Ubuntu" style:text-underline-style="none" officeooo:rsid="00058beb" officeooo:paragraph-rsid="00058beb"/>
    </style:style>
    <style:style style:name="P15" style:family="paragraph" style:parent-style-name="Standard">
      <style:text-properties style:font-name="Ubuntu" style:text-underline-style="none" officeooo:rsid="0006a0f6" officeooo:paragraph-rsid="0006a0f6"/>
    </style:style>
    <style:style style:name="P16" style:family="paragraph" style:parent-style-name="Standard">
      <style:text-properties style:font-name="Ubuntu" officeooo:rsid="0006a0f6" officeooo:paragraph-rsid="0006a0f6"/>
    </style:style>
    <style:style style:name="P17" style:family="paragraph" style:parent-style-name="Standard" style:list-style-name="L4">
      <style:text-properties style:font-name="Ubuntu" officeooo:rsid="0006a0f6" officeooo:paragraph-rsid="0006a0f6"/>
    </style:style>
    <style:style style:name="P18" style:family="paragraph" style:parent-style-name="Standard">
      <style:text-properties style:font-name="Ubuntu" officeooo:rsid="0006a0f6" officeooo:paragraph-rsid="00058beb"/>
    </style:style>
    <style:style style:name="P19" style:family="paragraph" style:parent-style-name="Standard">
      <style:text-properties style:font-name="Ubuntu" officeooo:rsid="00078ea5" officeooo:paragraph-rsid="00078ea5"/>
    </style:style>
    <style:style style:name="P20" style:family="paragraph" style:parent-style-name="Standard" style:list-style-name="L5">
      <style:text-properties style:font-name="Ubuntu" officeooo:rsid="00078ea5" officeooo:paragraph-rsid="00078ea5"/>
    </style:style>
    <style:style style:name="P21" style:family="paragraph" style:parent-style-name="Standard">
      <style:text-properties style:font-name="Ubuntu" officeooo:rsid="00091b9b" officeooo:paragraph-rsid="00091b9b"/>
    </style:style>
    <style:style style:name="P22" style:family="paragraph" style:parent-style-name="Standard" style:list-style-name="L6">
      <style:text-properties style:font-name="Ubuntu" officeooo:rsid="00091b9b" officeooo:paragraph-rsid="00091b9b"/>
    </style:style>
    <style:style style:name="P23" style:family="paragraph" style:parent-style-name="Standard" style:list-style-name="L7">
      <style:text-properties style:font-name="Ubuntu" officeooo:rsid="00091b9b" officeooo:paragraph-rsid="00091b9b"/>
    </style:style>
    <style:style style:name="P24" style:family="paragraph" style:parent-style-name="Standard" style:list-style-name="L8">
      <style:text-properties style:font-name="Ubuntu" officeooo:rsid="00091b9b" officeooo:paragraph-rsid="00091b9b"/>
    </style:style>
    <style:style style:name="P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043210" officeooo:paragraph-rsid="0004321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4321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58beb"/>
    </style:style>
    <style:style style:name="T8" style:family="text">
      <style:text-properties officeooo:rsid="0005aa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20100" number:language="es" number:country="VE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6/08/2015</text:p>
      <text:p text:style-name="P8">Galaxy Logistic</text:p>
      <text:p text:style-name="P3"/>
      <text:p text:style-name="P3">Para el inicio del proyecto se toma como fecha inicial el día que Juan Mena conversó conmigo acerca del proyecto, el cual fue el Jueves 20/08/2015.</text:p>
      <text:p text:style-name="P3"/>
      <text:p text:style-name="P5">Premisas:</text:p>
      <text:list xml:id="list1835705378567892953" text:style-name="L1">
        <text:list-item>
          <text:p text:style-name="P4">Desarrollar un sistema que pueda llevar el control de la ruta de un paquete desde el origen hasta el fin.</text:p>
        </text:list-item>
        <text:list-item>
          <text:p text:style-name="P4">Desarrollar un sistema que pueda mostrar la información de la empresa y la consulta del tracking de los paquetes.</text:p>
        </text:list-item>
        <text:list-item>
          <text:p text:style-name="P4">Desarrollar un administrador para el sistema que llevará el control de la ruta de un paquete desde el origen hasta el fin.</text:p>
        </text:list-item>
      </text:list>
      <text:p text:style-name="P3"/>
      <text:p text:style-name="P3">Basado en lo anterior se inició con la selección de tecnología, a continuación la decisión y la justificación de la misma tomando como restricción principal que los desarrollos deben ser alojados en un sistema de hosting privado (GoDaddy):</text:p>
      <text:p text:style-name="P3"/>
      <text:p text:style-name="P3"><text:span text:style-name="T4">- </text:span><text:span text:style-name="T5">Base de Datos</text:span>: MySQL</text:p>
      <text:p text:style-name="P3">Es un motor de base de datos gratis y con buen performance para los sistemas que se desea desarrollar. Es soportado por GoDaddy.</text:p>
      <text:p text:style-name="P3"/>
      <text:p text:style-name="P3">- <text:span text:style-name="T1">Servidor Web</text:span>: Apache</text:p>
      <text:p text:style-name="P3">No hay mucha explicación aquí, es el servidor web más usado mundialmente y es la única alternativa en GoDaddy.</text:p>
      <text:p text:style-name="P3"/>
      <text:p text:style-name="P3"><text:span text:style-name="T4">- </text:span><text:span text:style-name="T5">Lenguaje de Programación</text:span><text:span text:style-name="T4">:</text:span> Python <text:s/><text:span text:style-name="T3">con el Framework </text:span>Django</text:p>
      <text:p text:style-name="P3">Es un lenguaje ligero y de alto rendimiento, permite desarrollos ágiles y mantenibles en el tiempo. Trae por defecto un <text:span text:style-name="T3">manejador de usuarios, sesiones y grupos. La administración es prácticamente construida a medida que el desarrollo se avanza.</text:span></text:p>
      <text:p text:style-name="P9">Se descarta el uso de PHP por que los frameworks disponibles son extremadamente pesados y necesitan costos adicionales por aceleración de cache.</text:p>
      <text:p text:style-name="P9">Según la ayuda ofrecida por GoDaddy es soportado por sus servidores Apache.</text:p>
      <text:p text:style-name="P9"/>
      <text:p text:style-name="P9"><text:span text:style-name="T4">- </text:span><text:span text:style-name="T5">IDE de Desarrollo</text:span><text:span text:style-name="T4">: </text:span>PyCharm</text:p>
      <text:p text:style-name="P9"><text:span text:style-name="T6">No es gratis pero se tiene un periodo de evaluación de 60 días. Por los momentos es suficiente y al finalizar el periodo de desarrollo se podrá analizar la compra o el uso de otro entorno de desarrollo</text:span>.</text:p>
      <text:p text:style-name="P9"/>
      <table:table table:name="Tabla1" table:style-name="Tabla1">
        <table:table-column table:style-name="Tabla1.A"/>
        <table:table-row>
          <table:table-cell table:style-name="Tabla1.A1" office:value-type="float" office:value="0">
            <text:p text:style-name="P25">Las versiones de la selección tecnológica son soportadas por GoDaddy.</text:p>
          </table:table-cell>
        </table:table-row>
        <table:table-row>
          <table:table-cell table:style-name="Tabla1.A2">
            <text:p text:style-name="P26"/>
          </table:table-cell>
        </table:table-row>
      </table:table>
      <text:p text:style-name="P9"/>
      <text:p text:style-name="P9">Al principio se diseño una arquitectura para la solución basado un servidor web de objetos estáticos (hojas de estilo, JavaScript, imágenes) <text:span text:style-name="T8">y otro para servir las peticiones Web</text:span>, sin embargo con la baja carga de los <text:span text:style-name="T8">contenidos estáticos</text:span> no es necesario realizar el gasto.</text:p>
      <text:p text:style-name="P9">En tal sentido, la arquitectura dela aplicación es la más simple del libro y completamente estándar. </text:p>
      <text:p text:style-name="P1"/>
      <text:p text:style-name="P10"><text:soft-page-break/>Analizando los requerimientos funcionales <text:span text:style-name="T7">se llegó a la conclusión de que todas las operaciones realizadas son una dupla Recibido-Enviado, que no son más que paquetes pasando de un estado a otro por una ruta específica con valores de entrada y generando salidas.</text:span></text:p>
      <text:p text:style-name="P10"/>
      <text:p text:style-name="P11">Una vez descubierto el patrón de diseño, se procedió a fundar las bases del proyecto, por lo que se crearon 2(*) aplicaciones:</text:p>
      <text:list xml:id="list807410312019362780" text:style-name="L3">
        <text:list-item>
          <text:p text:style-name="P6">Galaxy_Operator</text:p>
          <text:p text:style-name="P12">Donde ocurre toda la magia de registrar un paquete y pasar de un estado a otro por una ruta especifica.</text:p>
          <text:p text:style-name="P12"/>
        </text:list-item>
        <text:list-item>
          <text:p text:style-name="P6">Web Site</text:p>
          <text:p text:style-name="P13">Site para mostrar la información de la empresa y la consulta de clientes finales del recorrido de sus paquetes.</text:p>
        </text:list-item>
      </text:list>
      <text:p text:style-name="P14"/>
      <text:p text:style-name="P14">(*) El administrador es generado automáticamente con el framework de desarrollo.</text:p>
      <text:p text:style-name="P14"/>
      <text:p text:style-name="P14">Adicionalmente se creó una base de datos que soporte todos los procesos requeridos y más.</text:p>
      <text:p text:style-name="P14"/>
      <text:p text:style-name="P14"><text:span text:style-name="T2">Nota Personal:</text:span> No quiero entrar en detalles técnicos a menos que lo soliciten por lo que empezaré a detallar las propuestas de Look &amp; Feel.</text:p>
      <text:p text:style-name="P14"/>
      <text:p text:style-name="P14">Para el sitio de operadores se propone una interfaz simple pero usable, puesto que est<text:span text:style-name="T8">a es usada por operadores que siempre tendrán ayudas presenciales de como usar el sistema.</text:span></text:p>
      <text:p text:style-name="P15">La plantilla utilizada es obtenida de bootstrap.com, la cual es gratuita y se adapta a todas las resoluciones, es decir, esta previamente programada para utilizar Responsive Web Design (RWD)</text:p>
      <text:p text:style-name="P18"/>
      <text:p text:style-name="P16">Teniendo como opciones de Menú:</text:p>
      <text:list xml:id="list5119953468357741612" text:style-name="L4">
        <text:list-item>
          <text:p text:style-name="P17">Search Package</text:p>
          <text:list>
            <text:list-item>
              <text:p text:style-name="P17">Change State</text:p>
            </text:list-item>
            <text:list-item>
              <text:p text:style-name="P17">Return to Origin</text:p>
            </text:list-item>
            <text:list-item>
              <text:p text:style-name="P17">Print Outputs</text:p>
            </text:list-item>
          </text:list>
        </text:list-item>
        <text:list-item>
          <text:p text:style-name="P17">Register New Package</text:p>
        </text:list-item>
      </text:list>
      <text:p text:style-name="P16"/>
      <text:p text:style-name="P19">Los Bocetos están adjuntos al correo electrónico:</text:p>
      <text:list xml:id="list1123098762234218659" text:style-name="L5">
        <text:list-item>
          <text:p text:style-name="P20">Index for Operators.</text:p>
        </text:list-item>
        <text:list-item>
          <text:p text:style-name="P20">Search Package.</text:p>
        </text:list-item>
        <text:list-item>
          <text:p text:style-name="P20">Output.</text:p>
        </text:list-item>
        <text:list-item>
          <text:p text:style-name="P20">Register New Package.</text:p>
        </text:list-item>
        <text:list-item>
          <text:p text:style-name="P20">Imagen Real del Desarrollo.</text:p>
        </text:list-item>
      </text:list>
      <text:p text:style-name="P19"/>
      <text:p text:style-name="P19">Para el Web site, se propone (igualmente) una plantilla de bootstrap.com, siendo simple y de una sola página.</text:p>
      <text:p text:style-name="P21">Se puede visualizar en vivo (<text:a xlink:type="simple" xlink:href="http://ironsummitmedia.github.io/startbootstrap-freelancer/" text:style-name="Internet_20_link" text:visited-style-name="Visited_20_Internet_20_Link">http://ironsummitmedia.github.io/startbootstrap-freelancer/</text:a>), modificando colores e imagenes se puede obtener el efecto deseado, simple y eficaz.</text:p>
      <text:p text:style-name="P21"><text:soft-page-break/>El web site solo tendrá como funcionalidad:</text:p>
      <text:list xml:id="list8917250298121883817" text:style-name="L6">
        <text:list-item>
          <text:p text:style-name="P22">Track Package</text:p>
        </text:list-item>
        <text:list-item>
          <text:p text:style-name="P22">Información de la empresa (Sistema, Precios, Contacto, etc etc etc).</text:p>
        </text:list-item>
      </text:list>
      <text:p text:style-name="P21"/>
      <text:p text:style-name="P7">Logros de esta Semana:</text:p>
      <text:list xml:id="list8628591283441628971" text:style-name="L8">
        <text:list-item>
          <text:p text:style-name="P24">Diseño del Modelo de Datos y Patrón de Diseño (planos de la construcción).</text:p>
        </text:list-item>
        <text:list-item>
          <text:p text:style-name="P24">Construcción del Modelo de Datos (Fundaciones de la Construcción).</text:p>
        </text:list-item>
        <text:list-item>
          <text:p text:style-name="P24">Diseño de Propuesta de Look &amp; Feel (Diseño de Fachada).</text:p>
        </text:list-item>
      </text:list>
      <text:p text:style-name="P21"/>
      <text:p text:style-name="P21">Próxima Semana:</text:p>
      <text:list xml:id="list3078704072108460087" text:style-name="L7">
        <text:list-item>
          <text:p text:style-name="P23">Galaxy Operator</text:p>
          <text:list>
            <text:list-item>
              <text:p text:style-name="P23">Construcción del sistema de autenticación (Usuario y Contraseña).</text:p>
            </text:list-item>
            <text:list-item>
              <text:p text:style-name="P23">Seguridad en las páginas internas y sesión de usuarios.</text:p>
            </text:list-item>
            <text:list-item>
              <text:p text:style-name="P23">Construcción de Menú Dinámico.</text:p>
            </text:list-item>
            <text:list-item>
              <text:p text:style-name="P23">Construcción del index for operator.</text:p>
            </text:list-item>
            <text:list-item>
              <text:p text:style-name="P23">Inicio de Construcción del Search Packag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Contreras</meta:initial-creator>
    <meta:creation-date>2015-08-26T19:35:36.461841181</meta:creation-date>
    <dc:date>2015-08-26T21:17:06.771775066</dc:date>
    <dc:creator>Jorge Contreras</dc:creator>
    <meta:editing-duration>PT19M39S</meta:editing-duration>
    <meta:editing-cycles>2</meta:editing-cycles>
    <meta:generator>LibreOffice/4.4.3.2$Linux_X86_64 LibreOffice_project/40m0$Build-2</meta:generator>
    <meta:document-statistic meta:table-count="1" meta:image-count="0" meta:object-count="0" meta:page-count="3" meta:paragraph-count="61" meta:word-count="783" meta:character-count="4692" meta:non-whitespace-character-count="3996"/>
  </office:meta>
</office:document-meta>
</file>